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sin</mi>
            <mrow>
              <mo stretchy="false">(</mo>
              <mn>2u</mn>
              <mo stretchy="false">)</mo>
            </mrow>
            <mrow>
              <mi/>
              <mo stretchy="false">=</mo>
              <mi/>
            </mrow>
            <mn>2sin</mn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n>2u</mn>
              <mo stretchy="false">)</mo>
            </mrow>
            <mrow>
              <mi/>
              <mo stretchy="false">=</mo>
              <mi/>
            </mrow>
            <msup>
              <mi>cos</mi>
              <mn>2</mn>
            </msup>
            <mrow>
              <mo stretchy="false">(</mo>
              <mi>u</mi>
              <mo stretchy="false">)</mo>
            </mrow>
            <mrow>
              <mi/>
              <mo stretchy="false">−</mo>
              <msup>
                <mi>sin</mi>
                <mn>2</mn>
              </msup>
            </mrow>
            <mrow>
              <mo stretchy="false">(</mo>
              <mi>u</mi>
              <mo stretchy="false">)</mo>
            </mrow>
            <mrow>
              <mi/>
              <mo stretchy="false">=</mo>
              <mi/>
            </mrow>
            <msup>
              <mn>2cos</mn>
              <mn>2</mn>
            </msup>
            <mrow>
              <mo stretchy="false">(</mo>
              <mi>u</mi>
              <mo stretchy="false">)</mo>
            </mrow>
            <mrow>
              <mi/>
              <mo stretchy="false">−</mo>
              <mn>1</mn>
            </mrow>
            <mrow>
              <mi/>
              <mo stretchy="false">=</mo>
              <mi/>
            </mrow>
            <mn>1</mn>
            <mrow>
              <mi/>
              <mo stretchy="false">−</mo>
              <msup>
                <mn>2sin</mn>
                <mn>2</mn>
              </msup>
            </mrow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n>2u</mn>
              <mo stretchy="false">)</mo>
            </mrow>
            <mrow>
              <mi/>
              <mo stretchy="false">=</mo>
              <mi/>
            </mrow>
            <mfrac>
              <mrow>
                <mn>2tan</mn>
                <mrow>
                  <mo stretchy="false">(</mo>
                  <mi>u</mi>
                  <mo stretchy="false">)</mo>
                </mrow>
              </mrow>
              <mrow>
                <mn>1</mn>
                <mrow>
                  <mi/>
                  <mo stretchy="false">−</mo>
                  <msup>
                    <mi>tan</mi>
                    <mn>2</mn>
                  </msup>
                </mrow>
                <mrow>
                  <mo stretchy="false">(</mo>
                  <mi>u</mi>
                  <mo stretchy="false">)</mo>
                </mrow>
              </mrow>
            </mfrac>
          </mrow>
        </mtd>
      </mtr>
    </mtable>
    <annotation encoding="StarMath 5.0">sin(2u) ~=~ 2sin(u) cdot cos(u)
newline
cos(2u) ~=~ cos^2(u) `- sin^2(u) ~=~ 2cos^2(u)`-1 ~=~ 1`-2sin^2(u)
newline
tan(2u) ~=~ {2tan(u)} over {1`-tan^2(u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